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125" officeooo:paragraph-rsid="001e11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ya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7:04:21.089913205</meta:creation-date>
    <dc:date>2022-10-23T17:05:05.143907795</dc:date>
    <meta:editing-duration>PT44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6.4.7.2$Linux_X86_64 LibreOffice_project/40$Build-2</meta:generator>
  </office:meta>
</office:document-meta>
</file>